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0.6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36"/>
    <style:style style:name="ce2" style:family="table-cell" style:parent-style-name="Default" style:data-style-name="N36"/>
    <style:style style:name="ce3" style:family="table-cell" style:parent-style-name="Heading" style:data-style-name="N40"/>
    <style:style style:name="ce4" style:family="table-cell" style:parent-style-name="Default" style:data-style-name="N40"/>
  </office:automatic-styles>
  <office:body>
    <office:spreadsheet>
      <table:table table:name="Plot grid" table:style-name="ta1" table:print="false">
        <table:table-column table:style-name="co1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5" table:default-cell-style-name="Default"/>
        <table:table-column table:style-name="co5" table:number-columns-repeated="1002" table:default-cell-style-name="Default"/>
        <table:table-row table:style-name="ro1" table:visibility="collapse">
          <table:table-cell table:style-name="Heading" office:value-type="string">
            <text:p>ID</text:p>
          </table:table-cell>
          <table:table-cell table:style-name="Heading" office:value-type="string">
            <text:p>Section</text:p>
          </table:table-cell>
          <table:table-cell table:style-name="ce1" office:value-type="string">
            <text:p>Date</text:p>
          </table:table-cell>
          <table:table-cell table:style-name="ce3" office:value-type="string">
            <text:p>Time</text:p>
          </table:table-cell>
          <table:table-cell table:style-name="Heading" office:value-type="string">
            <text:p>Day</text:p>
          </table:table-cell>
          <table:table-cell table:style-name="Heading" office:value-type="string">
            <text:p>Duration</text:p>
          </table:table-cell>
          <table:table-cell table:style-name="Heading" office:value-type="string">
            <text:p>Titl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Viewpoint</text:p>
          </table:table-cell>
          <table:table-cell table:style-name="Heading" office:value-type="string">
            <text:p>ac5</text:p>
          </table:table-cell>
          <table:table-cell table:style-name="Heading" office:value-type="string">
            <text:p>Tags</text:p>
          </table:table-cell>
          <table:table-cell table:style-name="Heading" office:value-type="string">
            <text:p>Scene</text:p>
          </table:table-cell>
          <table:table-cell table:style-name="Heading" office:value-type="string">
            <text:p>Goal</text:p>
          </table:table-cell>
          <table:table-cell table:style-name="Heading" office:value-type="string">
            <text:p>Conflict</text:p>
          </table:table-cell>
          <table:table-cell table:style-name="Heading" office:value-type="string">
            <text:p>Outcome</text:p>
          </table:table-cell>
          <table:table-cell table:style-name="Heading" office:value-type="string">
            <text:p>Notes</text:p>
          </table:table-cell>
          <table:table-cell table:style-name="Heading" table:number-columns-repeated="1003"/>
        </table:table-row>
        <table:table-row table:style-name="ro2">
          <table:table-cell table:style-name="Heading" office:value-type="string">
            <text:p>ID</text:p>
          </table:table-cell>
          <table:table-cell table:style-name="Heading" office:value-type="string">
            <text:p>Section</text:p>
          </table:table-cell>
          <table:table-cell table:style-name="ce1" office:value-type="string">
            <text:p>Date</text:p>
          </table:table-cell>
          <table:table-cell table:style-name="ce3" office:value-type="string">
            <text:p>Time</text:p>
          </table:table-cell>
          <table:table-cell table:style-name="Heading" office:value-type="string">
            <text:p>Day</text:p>
          </table:table-cell>
          <table:table-cell table:style-name="Heading" office:value-type="string">
            <text:p>Duration</text:p>
          </table:table-cell>
          <table:table-cell table:style-name="Heading" office:value-type="string">
            <text:p>Titl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Viewpoint</text:p>
          </table:table-cell>
          <table:table-cell table:style-name="Heading" table:formula="of:=HYPERLINK(&quot;file:///C:/Users/Peter/git/novelibre/test/data/_grid/normal_plotlines_tmp.odt#ac5&quot;;&quot;A-Storyline&quot;)" office:value-type="string" office:string-value="A-Storyline">
            <text:p>A-Storyline</text:p>
          </table:table-cell>
          <table:table-cell table:style-name="Heading" office:value-type="string">
            <text:p>Tags</text:p>
          </table:table-cell>
          <table:table-cell table:style-name="Heading" office:value-type="string">
            <text:p>Scene</text:p>
          </table:table-cell>
          <table:table-cell table:style-name="Heading" office:value-type="string">
            <text:p>Plot progress / Goal / Reaction / Opening</text:p>
          </table:table-cell>
          <table:table-cell table:style-name="Heading" office:value-type="string">
            <text:p>Characterization / Conflict / Dilemma / Peak emotional moment</text:p>
          </table:table-cell>
          <table:table-cell table:style-name="Heading" office:value-type="string">
            <text:p>World building /Outcome / Choice / Ending</text:p>
          </table:table-cell>
          <table:table-cell table:style-name="Heading" office:value-type="string">
            <text:p>Notes</text:p>
          </table:table-cell>
          <table:table-cell table:style-name="Heading" table:number-columns-repeated="1003"/>
        </table:table-row>
        <table:table-row table:style-name="ro3">
          <table:table-cell office:value-type="string">
            <text:p>sc15</text:p>
          </table:table-cell>
          <table:table-cell table:formula="of:=HYPERLINK(&quot;file:///C:/Users/Peter/git/novelibre/test/data/_grid/normal_manuscript_tmp.odt#sc15%7Cregion&quot;;&quot;1&quot;)" office:value-type="string" office:string-value="1">
            <text:p>1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15)</text:p>
          </table:table-cell>
          <table:table-cell table:number-columns-repeated="2"/>
          <table:table-cell office:value-type="string">
            <text:p>First, establish the normal existence and expectations of your Main Character - but only enough to give context and meaning to the Unexpected Change that is about to occur.</text:p>
          </table:table-cell>
          <table:table-cell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16</text:p>
          </table:table-cell>
          <table:table-cell table:formula="of:=HYPERLINK(&quot;file:///C:/Users/Peter/git/novelibre/test/data/_grid/normal_manuscript_tmp.odt#sc16%7Cregion&quot;;&quot;2&quot;)" office:value-type="string" office:string-value="2">
            <text:p>2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16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17</text:p>
          </table:table-cell>
          <table:table-cell table:formula="of:=HYPERLINK(&quot;file:///C:/Users/Peter/git/novelibre/test/data/_grid/normal_manuscript_tmp.odt#sc17%7Cregion&quot;;&quot;3&quot;)" office:value-type="string" office:string-value="3">
            <text:p>3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17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18</text:p>
          </table:table-cell>
          <table:table-cell table:formula="of:=HYPERLINK(&quot;file:///C:/Users/Peter/git/novelibre/test/data/_grid/normal_manuscript_tmp.odt#sc18%7Cregion&quot;;&quot;4&quot;)" office:value-type="string" office:string-value="4">
            <text:p>4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18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19</text:p>
          </table:table-cell>
          <table:table-cell table:formula="of:=HYPERLINK(&quot;file:///C:/Users/Peter/git/novelibre/test/data/_grid/normal_manuscript_tmp.odt#sc19%7Cregion&quot;;&quot;5&quot;)" office:value-type="string" office:string-value="5">
            <text:p>5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19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0</text:p>
          </table:table-cell>
          <table:table-cell table:formula="of:=HYPERLINK(&quot;file:///C:/Users/Peter/git/novelibre/test/data/_grid/normal_manuscript_tmp.odt#sc20%7Cregion&quot;;&quot;6&quot;)" office:value-type="string" office:string-value="6">
            <text:p>6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0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1</text:p>
          </table:table-cell>
          <table:table-cell table:formula="of:=HYPERLINK(&quot;file:///C:/Users/Peter/git/novelibre/test/data/_grid/normal_manuscript_tmp.odt#sc21%7Cregion&quot;;&quot;7&quot;)" office:value-type="string" office:string-value="7">
            <text:p>7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1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2</text:p>
          </table:table-cell>
          <table:table-cell table:formula="of:=HYPERLINK(&quot;file:///C:/Users/Peter/git/novelibre/test/data/_grid/normal_manuscript_tmp.odt#sc22%7Cregion&quot;;&quot;8&quot;)" office:value-type="string" office:string-value="8">
            <text:p>8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2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5</text:p>
          </table:table-cell>
          <table:table-cell table:formula="of:=HYPERLINK(&quot;file:///C:/Users/Peter/git/novelibre/test/data/_grid/normal_manuscript_tmp.odt#sc25%7Cregion&quot;;&quot;9&quot;)" office:value-type="string" office:string-value="9">
            <text:p>9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5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3</text:p>
          </table:table-cell>
          <table:table-cell table:formula="of:=HYPERLINK(&quot;file:///C:/Users/Peter/git/novelibre/test/data/_grid/normal_manuscript_tmp.odt#sc23%7Cregion&quot;;&quot;10&quot;)" office:value-type="string" office:string-value="10">
            <text:p>10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3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4</text:p>
          </table:table-cell>
          <table:table-cell table:formula="of:=HYPERLINK(&quot;file:///C:/Users/Peter/git/novelibre/test/data/_grid/normal_manuscript_tmp.odt#sc24%7Cregion&quot;;&quot;11&quot;)" office:value-type="string" office:string-value="11">
            <text:p>11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4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6</text:p>
          </table:table-cell>
          <table:table-cell table:formula="of:=HYPERLINK(&quot;file:///C:/Users/Peter/git/novelibre/test/data/_grid/normal_manuscript_tmp.odt#sc26%7Cregion&quot;;&quot;12&quot;)" office:value-type="string" office:string-value="12">
            <text:p>12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6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7</text:p>
          </table:table-cell>
          <table:table-cell table:formula="of:=HYPERLINK(&quot;file:///C:/Users/Peter/git/novelibre/test/data/_grid/normal_manuscript_tmp.odt#sc27%7Cregion&quot;;&quot;13&quot;)" office:value-type="string" office:string-value="13">
            <text:p>13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7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8</text:p>
          </table:table-cell>
          <table:table-cell table:formula="of:=HYPERLINK(&quot;file:///C:/Users/Peter/git/novelibre/test/data/_grid/normal_manuscript_tmp.odt#sc28%7Cregion&quot;;&quot;14&quot;)" office:value-type="string" office:string-value="14">
            <text:p>14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8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9</text:p>
          </table:table-cell>
          <table:table-cell table:formula="of:=HYPERLINK(&quot;file:///C:/Users/Peter/git/novelibre/test/data/_grid/normal_manuscript_tmp.odt#sc29%7Cregion&quot;;&quot;15&quot;)" office:value-type="string" office:string-value="15">
            <text:p>15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9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4" table:number-rows-repeated="1048558">
          <table:table-cell table:number-columns-repeated="1019"/>
        </table:table-row>
        <table:table-row table:style-name="ro4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Calibri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1">01.01.2026</text:date>, <text:time>11:21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one</dc:title>
    <dc:description/>
    <dc:subject/>
    <meta:keyword/>
    <meta:initial-creator>None</meta:initial-creator>
    <dc:creator>Peter Triesberger</dc:creator>
    <meta:creation-date>2026-01-01T11:12:07Z</meta:creation-date>
    <dc:date>2026-01-01T11:21:15.42</dc:date>
    <meta:editing-duration>PT1M11S</meta:editing-duration>
    <meta:editing-cycles>1</meta:editing-cycles>
    <meta:document-statistic meta:table-count="1" meta:cell-count="93" meta:object-count="0"/>
  </office:meta>
</office:document-meta>
</file>